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text>d</mtext>
            <mi>s</mi>
            <mi/>
            <mover accent="true">
              <mstyle mathvariant="bold">
                <mrow>
                  <mi>t</mi>
                </mrow>
              </mstyle>
              <mo stretchy="false">̂</mo>
            </mover>
            <mi/>
            <mtext>;</mtext>
            <mi/>
            <mtext>d</mtext>
            <mstyle mathvariant="bold">
              <mrow>
                <mi>f</mi>
              </mrow>
            </mstyle>
            <mrow>
              <mi/>
              <mo stretchy="false">=</mo>
              <mi/>
            </mrow>
            <mtext>d</mtext>
            <mi>f</mi>
            <mi/>
            <mover accent="true">
              <mstyle mathvariant="bold">
                <mrow>
                  <mi>t</mi>
                </mrow>
              </mstyle>
              <mo stretchy="false">̂</mo>
            </mover>
            <mi/>
            <mtext>;</mtext>
            <mi/>
            <msup>
              <mtext>d</mtext>
              <mn>3</mn>
            </msup>
            <mi>r</mi>
            <mrow>
              <mi/>
              <mo stretchy="false">=</mo>
              <mi/>
            </mrow>
            <mtext>d</mtext>
            <mstyle mathvariant="bold">
              <mrow>
                <mi>f</mi>
              </mrow>
            </mstyle>
            <mrow>
              <mi/>
              <mo stretchy="false">⋅</mo>
              <mi/>
            </mrow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text>d</mtext>
            <mi>f</mi>
            <mi/>
            <mtext>d</mtext>
            <mi>s</mi>
            <mi/>
            <mtext>;</mtext>
            <mi/>
          </mrow>
        </mtd>
      </mtr>
      <mtr>
        <mtd>
          <mrow>
            <mstyle mathvariant="bold">
              <mrow>
                <mi>j</mi>
              </mrow>
            </mstyle>
            <mrow>
              <mi/>
              <mo stretchy="false">=</mo>
              <mi/>
            </mrow>
            <mi>j</mi>
            <mover accent="true">
              <mstyle mathvariant="bold">
                <mrow>
                  <mi>t</mi>
                </mrow>
              </mstyle>
              <mo stretchy="false">̂</mo>
            </mover>
            <mi/>
            <mtext>;</mtext>
            <mi/>
            <mi>I</mi>
            <mrow>
              <mi/>
              <mo stretchy="false">=</mo>
              <mi/>
            </mrow>
            <mstyle mathvariant="bold">
              <mrow>
                <mi>j</mi>
              </mrow>
            </mstyle>
            <mrow>
              <mi/>
              <mo stretchy="false">⋅</mo>
              <mi/>
            </mrow>
            <mtext>d</mtext>
            <mstyle mathvariant="bold">
              <mrow>
                <mi>f</mi>
              </mrow>
            </mstyle>
            <mrow>
              <mi/>
              <mo stretchy="false">=</mo>
              <mi/>
            </mrow>
            <mi>j</mi>
            <mtext>d</mtext>
            <mi>f</mi>
            <mi/>
            <mtext>.</mtext>
            <mi/>
          </mrow>
        </mtd>
      </mtr>
      <mtr>
        <mtd>
          <mrow/>
        </mtd>
      </mtr>
      <mtr>
        <mtd>
          <mrow>
            <mstyle mathvariant="bold">
              <mrow>
                <mi>j</mi>
              </mrow>
            </mstyle>
            <msup>
              <mtext>d</mtext>
              <mn>3</mn>
            </msup>
            <mi>r</mi>
            <mrow>
              <mi/>
              <mo stretchy="false">=</mo>
              <mi/>
            </mrow>
            <mi>j</mi>
            <mover accent="true">
              <mstyle mathvariant="bold">
                <mrow>
                  <mi>t</mi>
                </mrow>
              </mstyle>
              <mo stretchy="false">̂</mo>
            </mover>
            <mtext>d</mtext>
            <mi>f</mi>
            <mtext>d</mtext>
            <mi>s</mi>
            <mrow>
              <mi/>
              <mo stretchy="false">=</mo>
              <mi/>
            </mrow>
            <mi>j</mi>
            <mtext>d</mtext>
            <mi>f</mi>
            <mi/>
            <mtext>d</mtext>
            <mstyle mathvariant="bold">
              <mrow>
                <mi>r</mi>
              </mrow>
            </mstyle>
            <mrow>
              <mi/>
              <mo stretchy="false">=</mo>
              <mi/>
            </mrow>
            <mi>I</mi>
            <mtext>d</mtext>
            <mstyle mathvariant="bold">
              <mrow>
                <mi>r</mi>
              </mrow>
            </mstyle>
          </mrow>
        </mtd>
      </mtr>
      <mtr>
        <mtd>
          <mrow/>
        </mtd>
      </mtr>
      <mtr>
        <mtd>
          <mrow>
            <mstyle mathvariant="bold">
              <mrow>
                <mi>j</mi>
              </mrow>
            </mstyle>
            <msup>
              <mtext>d</mtext>
              <mn>3</mn>
            </msup>
            <mi>r</mi>
            <mi/>
            <mo stretchy="false">⇒</mo>
            <mi/>
            <mi>I</mi>
            <mtext>d</mtext>
            <mstyle mathvariant="bold">
              <mrow>
                <mi>r</mi>
              </mrow>
            </mstyle>
          </mrow>
        </mtd>
      </mtr>
      <mtr>
        <mtd>
          <mrow/>
        </mtd>
      </mtr>
      <mtr>
        <mtd>
          <mrow>
            <mtext>mit </mtext>
            <mover accent="true">
              <mstyle mathvariant="bold">
                <mrow>
                  <mi>t</mi>
                </mrow>
              </mstyle>
              <mo stretchy="false">̂</mo>
            </mover>
            <mtext>: Tangenteneinheitsvektor; </mtext>
            <mstyle mathvariant="bold">
              <mrow>
                <mi>r</mi>
              </mrow>
            </mstyle>
            <mrow>
              <mi/>
              <mo stretchy="false">=</mo>
              <mi/>
            </mrow>
            <mstyle mathvariant="bold">
              <mrow>
                <mi>r</mi>
              </mrow>
            </mstyle>
            <mrow>
              <mo stretchy="false">(</mo>
              <mrow>
                <mi>s</mi>
              </mrow>
              <mo stretchy="false">)</mo>
            </mrow>
          </mrow>
        </mtd>
      </mtr>
    </mtable>
    <annotation encoding="StarMath 5.0">"d" bold r `=` "d" s ` hat bold t `";"~
"d" bold f `=` "d" f ` hat bold t `";"~
"d"^3 r `=` "d" bold f `cdot` "d" bold r `=` "d" f ` "d" s `";"~ newline

alignc bold j `=` j hat bold t `";"~
I `=` bold j `cdot` "d" bold f `=` j "d" f `"."~ newline newline

bold j "d"^3 r `=` j hat bold t "d" f "d" s `=` j "d" f ` "d" bold r `=` I "d" bold r newline newline

bold j "d"^3 r `drarrow` I "d" bold r newline newline
alignc "mit " hat bold t ": Tangenteneinheitsvektor; "bold r `=` bold r (s)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17T17:28:30.864000000</meta:creation-date>
    <meta:generator>LibreOffice/4.1.4.2$Windows_x86 LibreOffice_project/0a0440ccc0227ad9829de5f46be37cfb6edcf72</meta:generator>
  </office:meta>
</office:document-meta>
</file>